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<text:span text:style-name="T1">,</text:span> or <text:span text:style-name="T1">“</text:span> aaya to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Sahi se read ni ho ry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Param-value mein <text:span text:style-name="T1">, </text:span><text:span text:style-name="T2">aaya to?</text:span>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“\r” is coming while read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us we need to escape comma character using \ if it’s part of the value.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9"/>
          <table:table-cell table:style-name="ce3" office:value-type="string" calcext:value-type="string">
            <text:p>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n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y importing generated ical file to google calend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ase sensitive/insensitiv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 office:value-type="string" calcext:value-type="string">
            <text:p>taking out fileName in input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taking complete param as a string..rt?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/r/n included ni hai 75 mein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start part of ical same as academic2015.ic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Using <text:span text:style-name="T1">_</text:span> in paramName instead of <text:span text:style-name="T1">–</text:span> in record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  <table:table-cell table:style-name="ce5"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number-columns-repeated="9"/>
          <table:table-cell table:style-name="ce5" office:value-type="string" calcext:value-type="string">
            <text:p>Meaning of “Note that we have explicitly denoted the line breaks by CRLF in the above example.</text:p>
            <text:p>This is to avoid confusion with the presence of line breaks used to make the example</text:p>
            <text:p>Readable, but these are not expected in the actual CSV file”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9:11:40.5426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1T20:26:34.733805072</dc:date>
    <meta:editing-duration>PT14H34M8S</meta:editing-duration>
    <meta:editing-cycles>64</meta:editing-cycles>
    <meta:generator>LibreOffice/4.2.7.2$Linux_X86_64 LibreOffice_project/420m0$Build-2</meta:generator>
    <meta:document-statistic meta:table-count="1" meta:cell-count="38" meta:object-count="0"/>
  </office:meta>
</office:document-meta>
</file>